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72])" office:value-type="float" office:value="111.13" calcext:value-type="float">
            <text:p>111,13</text:p>
          </table:table-cell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4.33" calcext:value-type="float">
            <text:p>4,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7]*[.E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9]*[.E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0]*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11]*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8.5" calcext:value-type="float">
            <text:p>8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3]*[.E1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14]*[.E14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]*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17]*[.E17]" office:value-type="float" office:value="11.5" calcext:value-type="float">
            <text:p>1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9]*[.E19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3" calcext:value-type="float">
            <text:p>10,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10.3" calcext:value-type="float">
            <text:p>10,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3]*[.E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4]*[.E2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25]*[.E25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26]*[.E26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C27]*[.E27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]*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8.5" calcext:value-type="float">
            <text:p>8,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 court</text:p>
          </table:table-cell>
          <table:table-cell office:value-type="float" office:value="4.75" calcext:value-type="float">
            <text:p>4,7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azoum </text:p>
          </table:table-cell>
          <table:table-cell office:value-type="float" office:value="4.5" calcext:value-type="float">
            <text:p>4,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4.33" calcext:value-type="float">
            <text:p>4,3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0.5" calcext:value-type="float">
            <text:p>10,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2]*[.E6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3]*[.E6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4]*[.E6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5]*[.E6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6]*[.E6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7]*[.E6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8]*[.E6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9]*[.E6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0]*[.E6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1]*[.E64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5">00/00/0000</text:date>, <text:time style:data-style-name="N2" text:time-value="21:44:46.451013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2-09-15T21:59:36.626028558</dc:date>
    <meta:editing-duration>P8DT10H10M8S</meta:editing-duration>
    <meta:editing-cycles>17</meta:editing-cycles>
    <meta:generator>LibreOffice/5.1.6.2$Linux_X86_64 LibreOffice_project/10m0$Build-2</meta:generator>
    <meta:document-statistic meta:table-count="1" meta:cell-count="901" meta:object-count="0"/>
  </office:meta>
</office:document-meta>
</file>